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29" calcext:value-type="float">
            <text:p>97,29</text:p>
          </table:table-cell>
          <table:table-cell office:value-type="float" office:value="2.71" calcext:value-type="float">
            <text:p>2,71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6.74" calcext:value-type="float">
            <text:p>96,74</text:p>
          </table:table-cell>
          <table:table-cell office:value-type="float" office:value="3.26" calcext:value-type="float">
            <text:p>3,26</text:p>
          </table:table-cell>
          <table:table-cell office:value-type="float" office:value="5224" calcext:value-type="float">
            <text:p>5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6.02" calcext:value-type="float">
            <text:p>96,02</text:p>
          </table:table-cell>
          <table:table-cell office:value-type="float" office:value="3.98" calcext:value-type="float">
            <text:p>3,98</text:p>
          </table:table-cell>
          <table:table-cell office:value-type="float" office:value="371" calcext:value-type="float">
            <text:p>3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5.68" calcext:value-type="float">
            <text:p>95,68</text:p>
          </table:table-cell>
          <table:table-cell office:value-type="float" office:value="4.32" calcext:value-type="float">
            <text:p>4,32</text:p>
          </table:table-cell>
          <table:table-cell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5.35" calcext:value-type="float">
            <text:p>95,35</text:p>
          </table:table-cell>
          <table:table-cell office:value-type="float" office:value="4.65" calcext:value-type="float">
            <text:p>4,65</text:p>
          </table:table-cell>
          <table:table-cell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6.53" calcext:value-type="float">
            <text:p>96,53</text:p>
          </table:table-cell>
          <table:table-cell office:value-type="float" office:value="3.47" calcext:value-type="float">
            <text:p>3,47</text:p>
          </table:table-cell>
          <table:table-cell office:value-type="float" office:value="1371" calcext:value-type="float">
            <text:p>13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5.66" calcext:value-type="float">
            <text:p>95,66</text:p>
          </table:table-cell>
          <table:table-cell office:value-type="float" office:value="4.34" calcext:value-type="float">
            <text:p>4,34</text:p>
          </table:table-cell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5.67" calcext:value-type="float">
            <text:p>95,67</text:p>
          </table:table-cell>
          <table:table-cell office:value-type="float" office:value="4.33" calcext:value-type="float">
            <text:p>4,33</text:p>
          </table:table-cell>
          <table:table-cell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5.25" calcext:value-type="float">
            <text:p>95,25</text:p>
          </table:table-cell>
          <table:table-cell office:value-type="float" office:value="4.75" calcext:value-type="float">
            <text:p>4,75</text:p>
          </table:table-cell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48" calcext:value-type="float">
            <text:p>96,48</text:p>
          </table:table-cell>
          <table:table-cell office:value-type="float" office:value="3.52" calcext:value-type="float">
            <text:p>3,52</text:p>
          </table:table-cell>
          <table:table-cell office:value-type="float" office:value="7005" calcext:value-type="float">
            <text:p>7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067" calcext:value-type="float">
            <text:p>96,067</text:p>
          </table:table-cell>
          <table:table-cell table:formula="of:=AVERAGE([.C2:.C11])" office:value-type="float" office:value="3.933" calcext:value-type="float">
            <text:p>3,933</text:p>
          </table:table-cell>
          <table:table-cell table:formula="of:=AVERAGE([.D2:.D11])" office:value-type="float" office:value="2883.1" calcext:value-type="float">
            <text:p>2883,1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.228871953639755" calcext:value-type="float">
            <text:p>0,2288719536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8:28:55.7255885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01:30:45.401383101</meta:creation-date>
    <dc:date>2017-12-30T18:32:46.429426584</dc:date>
    <meta:editing-duration>PT7M24S</meta:editing-duration>
    <meta:editing-cycles>3</meta:editing-cycles>
    <meta:generator>LibreOffice/5.1.6.2$Linux_X86_64 LibreOffice_project/10m0$Build-2</meta:generator>
    <meta:document-statistic meta:table-count="1" meta:cell-count="71" meta:object-count="0"/>
  </office:meta>
</office:document-meta>
</file>